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top" draw:auto-grow-height="false" fo:min-height="2.839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86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none" draw:fill-color="#2a6099" fo:min-height="2.024cm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86cm" fo:min-width="3.37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="Arrow_20_short" draw:marker-start-width="0.356cm" draw:marker-end="Arrowheads_20_1" draw:marker-end-width="0.356cm" draw:fill="none" draw:textarea-vertical-align="bottom" fo:padding-top="0.142cm" fo:padding-bottom="0.142cm" fo:padding-left="0.267cm" fo:padding-right="0.267cm" loext:decorative="false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="Arrow_20_short" draw:marker-start-width="0.356cm" draw:marker-end="" draw:marker-end-width="0.254cm" draw:fill="none" draw:textarea-vertical-align="middle" fo:padding-top="0.142cm" fo:padding-bottom="0.142cm" fo:padding-left="0.267cm" fo:padding-right="0.267cm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86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top" fo:padding-top="0.017cm" fo:padding-bottom="0.779cm" fo:padding-left="0.267cm" fo:padding-right="0.267cm" loext:decorative="false"/>
      <style:paragraph-properties style:writing-mode="lr-tb"/>
    </style:style>
    <style:style style:name="gr9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top" fo:padding-top="0.017cm" fo:padding-bottom="0.779cm" fo:padding-left="0.267cm" fo:padding-right="0.267cm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86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86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objectwithoutfill">
      <style:graphic-properties draw:stroke="dash" draw:stroke-dash="Dash" svg:stroke-width="0.035cm" svg:stroke-color="#000000" draw:marker-start="Arrowheads_20_6" draw:marker-start-width="0.356cm" draw:marker-end="Arrowheads_20_5" draw:marker-end-width="0.352cm" svg:stroke-linecap="butt" draw:fill="none" draw:textarea-vertical-align="top" fo:padding-top="0.017cm" fo:padding-bottom="0.779cm" fo:padding-left="0.267cm" fo:padding-right="0.267cm" loext:decorative="false"/>
      <style:paragraph-properties style:writing-mode="lr-tb"/>
    </style:style>
    <style:style style:name="gr13" style:family="graphic" style:parent-style-name="objectwithoutfill">
      <style:graphic-properties draw:stroke="dash" draw:stroke-dash="Long_20_Dash" svg:stroke-width="0.035cm" svg:stroke-color="#000000" draw:marker-start-width="0.252cm" draw:marker-end="Arrowheads_20_7" draw:marker-end-width="0.352cm" svg:stroke-linecap="butt" draw:fill="none" draw:textarea-vertical-align="middle" fo:padding-top="0.017cm" fo:padding-bottom="0.779cm" fo:padding-left="0.267cm" fo:padding-right="0.267cm" loext:decorative="false"/>
      <style:paragraph-properties style:writing-mode="lr-tb"/>
    </style:style>
    <style:style style:name="gr14" style:family="graphic" style:parent-style-name="objectwithoutfill">
      <style:graphic-properties svg:stroke-width="0.035cm" svg:stroke-color="#000000" draw:marker-start-width="0.252cm" draw:marker-end="" draw:marker-end-width="0.352cm" draw:fill="none" draw:textarea-vertical-align="bottom" fo:padding-top="0.017cm" fo:padding-bottom="0.779cm" fo:padding-left="0.267cm" fo:padding-right="0.267cm" loext:decorative="false"/>
      <style:paragraph-properties style:writing-mode="lr-tb"/>
    </style:style>
    <style:style style:name="gr15" style:family="graphic" style:parent-style-name="objectwithoutfill">
      <style:graphic-properties draw:stroke="dash" draw:stroke-dash="Dash" svg:stroke-width="0.035cm" svg:stroke-color="#000000" draw:marker-start-width="0.252cm" draw:marker-end="" draw:marker-end-width="0.352cm" svg:stroke-linecap="butt" draw:fill="none" draw:textarea-vertical-align="bottom" fo:padding-top="0.017cm" fo:padding-bottom="0.779cm" fo:padding-left="0.267cm" fo:padding-right="0.267cm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86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86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width="0.035cm" svg:stroke-color="#000000" draw:marker-start-width="0.252cm" draw:marker-end="Arrowheads_20_9" draw:marker-end-width="0.352cm" draw:fill="none" draw:textarea-vertical-align="middle" fo:padding-top="0.017cm" fo:padding-bottom="0.779cm" fo:padding-left="0.267cm" fo:padding-right="0.267cm" loext:decorative="false"/>
      <style:paragraph-properties style:writing-mode="lr-tb"/>
    </style:style>
    <style:style style:name="gr19" style:family="graphic" style:parent-style-name="objectwithoutfill">
      <style:graphic-properties svg:stroke-width="0.035cm" svg:stroke-color="#000000" draw:marker-start-width="0.252cm" draw:marker-end="Arrowheads_20_10" draw:marker-end-width="0.352cm" draw:fill="none" draw:textarea-vertical-align="bottom" fo:padding-top="0.017cm" fo:padding-bottom="0.779cm" fo:padding-left="0.267cm" fo:padding-right="0.267cm" loext:decorative="false"/>
      <style:paragraph-properties style:writing-mode="lr-tb"/>
    </style:style>
    <style:style style:name="gr20" style:family="graphic" style:parent-style-name="objectwithoutfill">
      <style:graphic-properties svg:stroke-width="0.035cm" svg:stroke-color="#000000" draw:marker-start-width="0.252cm" draw:marker-end="Arrowheads_20_11" draw:marker-end-width="0.352cm" draw:fill="none" draw:textarea-vertical-align="middle" fo:padding-top="0.017cm" fo:padding-bottom="0.779cm" fo:padding-left="0.267cm" fo:padding-right="0.267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top="0cm" fo:margin-bottom="0.152cm"/>
    </style:style>
    <style:style style:name="P4" style:family="paragraph">
      <loext:graphic-properties draw:fill="none" draw:fill-color="#2a6099"/>
      <style:paragraph-properties fo:margin-top="0cm" fo:margin-bottom="0.152cm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margin-top="0cm" fo:margin-bottom="0cm" fo:text-align="center"/>
    </style:style>
    <style:style style:name="P8" style:family="paragraph">
      <loext:graphic-properties draw:fill="none"/>
      <style:paragraph-properties fo:margin-top="0cm" fo:margin-bottom="0cm" fo:text-align="center"/>
      <style:text-properties style:text-position="0% 100%" fo:font-size="12pt" fo:background-color="#ffffff" style:font-size-asian="12pt" style:font-size-complex="12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text-align="center"/>
      <style:text-properties fo:font-size="12pt" fo:background-color="#ffffff" style:font-size-asian="12pt" style:font-size-complex="1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text-position="0% 100%" fo:font-size="12pt" fo:background-color="#ffffff" style:font-size-asian="12pt" style:font-size-complex="12pt"/>
    </style:style>
    <style:style style:name="T8" style:family="text">
      <style:text-properties fo:font-size="12pt" fo:background-color="#ffffff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5.08cm" svg:height="3.023cm" svg:x="9.16cm" svg:y="9.414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1"><text:span text:style-name="T1">Tasking 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08cm" svg:height="1.27cm" svg:x="21.16cm" svg:y="10.307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1"><text:span text:style-name="T1">OpenStreetMap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08cm" svg:height="2.274cm" svg:x="1cm" svg:y="1cm">
          <draw:text-box>
            <text:p text:style-name="P3"><text:span text:style-name="T2">Information Flow</text:span><text:span text:style-name="T2"><text:line-break/></text:span><text:span text:style-name="T3">Tasking Manager</text:span><text:span text:style-name="T4"><text:line-break/></text:span><text:span text:style-name="T5">11</text:span><text:span text:style-name="T2">-Dec-2023 v1.0.0</text:span></text:p>
          </draw:text-box>
        </draw:frame>
        <draw:custom-shape draw:style-name="gr4" draw:text-style-name="P2" xml:id="id1" draw:id="id1" draw:layer="layout" svg:width="3.81cm" svg:height="1.27cm" svg:x="9.795cm" svg:y="10.65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1"><text:span text:style-name="T1">Mapping Tools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line-skew="1.897cm" svg:x1="12.462cm" svg:y1="11.92cm" svg:x2="22.684cm" svg:y2="11.577cm" draw:start-shape="id1" draw:start-glue-point="7" draw:end-shape="id2" draw:end-glue-point="6" svg:d="M12462 11920v2415h10222v-2758" svg:viewBox="0 0 10223 2759">
          <text:p text:style-name="P5"><text:span text:style-name="T6">maps &amp; features</text:span></text:p>
        </draw:connector>
        <draw:connector draw:style-name="gr6" draw:text-style-name="P8" draw:layer="layout" svg:x1="14.24cm" svg:y1="10.925cm" svg:x2="21.16cm" svg:y2="10.942cm" draw:start-shape="id3" draw:start-glue-point="1" draw:end-shape="id2" draw:end-glue-point="3" svg:d="M14240 10925h3460v17h3460" svg:viewBox="0 0 6921 18">
          <text:p text:style-name="P7"><text:span text:style-name="T7">auth, user profiles</text:span></text:p>
        </draw:connector>
        <draw:custom-shape draw:style-name="gr7" draw:text-style-name="P2" xml:id="id4" draw:id="id4" draw:layer="layout" svg:width="5.08cm" svg:height="1.27cm" svg:x="15.117cm" svg:y="4.174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1"><text:span text:style-name="T1">Oh Some Now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23.7cm" svg:y1="10.307cm" svg:x2="20.197cm" svg:y2="4.809cm" draw:start-shape="id2" draw:start-glue-point="0" draw:end-shape="id4" draw:end-glue-point="1" svg:d="M23700 10307v-5498h-3503" svg:viewBox="0 0 3504 5499">
          <text:p text:style-name="P5"><text:span text:style-name="T6">mapping info</text:span></text:p>
        </draw:connector>
        <draw:connector draw:style-name="gr9" draw:text-style-name="P6" draw:layer="layout" svg:x1="15.117cm" svg:y1="4.809cm" svg:x2="11.7cm" svg:y2="9.414cm" draw:start-shape="id4" draw:start-glue-point="3" draw:end-shape="id3" draw:end-glue-point="0" svg:d="M15117 4809h-3417v4605" svg:viewBox="0 0 3418 4606">
          <text:p text:style-name="P5"><text:span text:style-name="T6">mapping stats</text:span></text:p>
        </draw:connector>
        <draw:custom-shape draw:style-name="gr10" draw:text-style-name="P2" xml:id="id6" draw:id="id6" draw:layer="layout" svg:width="5.08cm" svg:height="1.27cm" svg:x="1.952cm" svg:y="13.382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1"><text:span text:style-name="T1">Open Aerial Map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5" draw:id="id5" draw:layer="layout" svg:width="5.08cm" svg:height="1.27cm" svg:x="1.952cm" svg:y="4.175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1"><text:span text:style-name="T1">Field Mapping Tasking Manager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svg:x1="7.032cm" svg:y1="4.81cm" svg:x2="10.684cm" svg:y2="9.414cm" draw:start-shape="id5" draw:start-glue-point="1" draw:end-shape="id3" draw:end-glue-point="5" svg:d="M7032 4810h3652v4604" svg:viewBox="0 0 3653 4605">
          <text:p text:style-name="P5"><text:span text:style-name="T6">projects/teams</text:span></text:p>
          <text:p text:style-name="P5"><text:span text:style-name="T6">areas</text:span></text:p>
          <text:p text:style-name="P5"><text:span text:style-name="T6">org info</text:span></text:p>
          <text:p text:style-name="P5"><text:span text:style-name="T6">user info</text:span></text:p>
        </draw:connector>
        <draw:connector draw:style-name="gr13" draw:text-style-name="P10" draw:layer="layout" svg:x1="4.492cm" svg:y1="13.382cm" svg:x2="9.795cm" svg:y2="11.285cm" draw:start-shape="id6" draw:start-glue-point="0" draw:end-shape="id1" draw:end-glue-point="3" svg:d="M4492 13382v-2097h5303" svg:viewBox="0 0 5304 2098">
          <text:p text:style-name="P9"><text:span text:style-name="T6">Images optimized </text:span><text:span text:style-name="T6"><text:line-break/></text:span><text:span text:style-name="T6">for mapping</text:span></text:p>
        </draw:connector>
        <draw:line draw:style-name="gr14" draw:text-style-name="P11" draw:layer="layout" svg:x1="22.272cm" svg:y1="1.635cm" svg:x2="25.765cm" svg:y2="1.635cm">
          <text:p text:style-name="P5"><text:span text:style-name="T2">integration</text:span></text:p>
        </draw:line>
        <draw:line draw:style-name="gr15" draw:text-style-name="P11" draw:layer="layout" svg:x1="22.272cm" svg:y1="2.27cm" svg:x2="25.765cm" svg:y2="2.27cm">
          <text:p text:style-name="P5"><text:span text:style-name="T2">manual</text:span></text:p>
        </draw:line>
        <draw:custom-shape draw:style-name="gr16" draw:text-style-name="P2" xml:id="id8" draw:id="id8" draw:layer="layout" svg:width="5.08cm" svg:height="1.27cm" svg:x="9.372cm" svg:y="16.557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1"><text:span text:style-name="T1">OpenStreetMap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7" draw:id="id7" draw:layer="layout" svg:width="5.08cm" svg:height="1.27cm" svg:x="21.16cm" svg:y="16.557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1"><text:span text:style-name="T1">Raw API</text:span></text:p>
          <draw:enhanced-geometry svg:viewBox="0 0 21600 21600" draw:type="rectangle" draw:enhanced-path="M 0 0 L 21600 0 21600 21600 0 21600 0 0 Z N"/>
        </draw:custom-shape>
        <draw:connector draw:style-name="gr18" draw:text-style-name="P12" draw:layer="layout" svg:x1="24.716cm" svg:y1="11.577cm" svg:x2="24.716cm" svg:y2="16.557cm" draw:start-shape="id2" draw:start-glue-point="7" draw:end-shape="id7" draw:end-glue-point="4" svg:d="M24716 11577v4980" svg:viewBox="0 0 1 4981">
          <text:p text:style-name="P5"><text:span text:style-name="T8">map</text:span><text:span text:style-name="T8"><text:line-break/></text:span><text:span text:style-name="T8">changes</text:span></text:p>
        </draw:connector>
        <draw:connector draw:style-name="gr19" draw:text-style-name="P12" draw:layer="layout" svg:x1="10.896cm" svg:y1="16.557cm" svg:x2="10.938cm" svg:y2="11.92cm" draw:start-shape="id8" draw:start-glue-point="5" draw:end-shape="id1" draw:end-glue-point="6" svg:d="M10896 16557v-2318h42v-2319" svg:viewBox="0 0 43 4638">
          <text:p text:style-name="P5"><text:span text:style-name="T8">mapping</text:span><text:span text:style-name="T8"><text:line-break/></text:span><text:span text:style-name="T8">predictions</text:span></text:p>
        </draw:connector>
        <draw:connector draw:style-name="gr20" draw:text-style-name="P6" draw:layer="layout" svg:x1="21.16cm" svg:y1="17.192cm" svg:x2="14.452cm" svg:y2="17.192cm" draw:start-shape="id7" draw:start-glue-point="3" draw:end-shape="id8" draw:end-glue-point="1" svg:d="M21160 17192h-6708" svg:viewBox="0 0 6709 1">
          <text:p text:style-name="P5"><text:span text:style-name="T6">maps &amp; features</text:span>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1013 1130" svg:d="M1009 1050l-449-1008-22-30-29-12-34 12-21 26-449 1012-5 13v8l5 21 12 21 17 13 21 4h903l21-4 21-13 9-21 4-21v-8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draw:fill="none" fo:padding-top="0cm" fo:padding-bottom="0.762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9:27:42.089001811</meta:creation-date>
    <dc:date>2023-12-11T11:03:40.298109116</dc:date>
    <meta:editing-duration>PT16H49M17S</meta:editing-duration>
    <meta:editing-cycles>9</meta:editing-cycles>
    <meta:generator>LibreOffice/7.6.2.1$MacOSX_AARCH64 LibreOffice_project/56f7684011345957bbf33a7ee678afaf4d2ba333</meta:generator>
    <meta:document-statistic meta:object-count="20"/>
  </office:meta>
</office:document-meta>
</file>